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5.094cm" svg:y="0.558cm">
            <draw:object draw:notify-on-update-of-ranges="Sheet1.A2:Sheet1.A2 Sheet1.A3:Sheet1.A7 Sheet1.B2:Sheet1.B2 Sheet1.B3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2" table:number-rows-spanned="1">
            <text:p>Insertion Sort</text:p>
          </table:table-cell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(n)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2" calcext:value-type="float">
            <text:p>2.2E-05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82" calcext:value-type="float">
            <text:p>8.2E-05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183" calcext:value-type="float">
            <text:p>0.000183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294" calcext:value-type="float">
            <text:p>0.000294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476" calcext:value-type="float">
            <text:p>0.000476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1:30:28.906600868</meta:creation-date>
    <dc:date>2021-05-10T11:35:07.249642353</dc:date>
    <meta:editing-duration>PT4M41S</meta:editing-duration>
    <meta:editing-cycles>1</meta:editing-cycles>
    <meta:document-statistic meta:table-count="1" meta:cell-count="13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58cm" svg:y="0.316cm" chart:style-name="ch2">
          <text:p>Insertion Sort</text:p>
        </chart:title>
        <chart:subtitle svg:x="7.148cm" svg:y="1.275cm" chart:style-name="ch3">
          <text:p>n vs T(n)</text:p>
        </chart:subtitle>
        <chart:legend chart:legend-position="end" svg:x="14.045cm" svg:y="4.203cm" style:legend-expansion="high" chart:style-name="ch4"/>
        <chart:plot-area chart:style-name="ch5" table:cell-range-address="Sheet1.A2:Sheet1.B7" chart:data-source-has-labels="row" svg:x="1.33cm" svg:y="2.138cm" svg:width="12.396cm" svg:height="5.706cm">
          <chartooo:coordinate-region svg:x="2.613cm" svg:y="2.337cm" svg:width="10.648cm" svg:height="4.86cm"/>
          <chart:axis chart:dimension="x" chart:name="primary-x" chart:style-name="ch6">
            <chart:title svg:x="7.378cm" svg:y="8.024cm" chart:style-name="ch7">
              <text:p>n</text:p>
            </chart:title>
          </chart:axis>
          <chart:axis chart:dimension="y" chart:name="primary-y" chart:style-name="ch6">
            <chart:title svg:x="0.451cm" svg:y="5.339cm" chart:style-name="ch8">
              <text:p>T(n)</text:p>
            </chart:title>
            <chart:grid chart:style-name="ch9" chart:class="major"/>
          </chart:axis>
          <chart:series chart:style-name="ch10" chart:values-cell-range-address="Sheet1.B3:Sheet1.B7" chart:label-cell-address="Sheet1.B2:Sheet1.B2" chart:class="chart:scatter">
            <chart:domain table:cell-range-address="Sheet1.A3:Sheet1.A7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(n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3:Sheet1.A7</svg:desc>
                </draw:g>
              </table:table-cell>
              <table:table-cell office:value-type="float" office:value="0.000022">
                <text:p>0.000022</text:p>
                <draw:g>
                  <svg:desc>Sheet1.B3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0294">
                <text:p>0.000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0476">
                <text:p>0.000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